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46mm"/>
    </style:style>
    <style:style style:name="co2" style:family="table-column">
      <style:table-column-properties fo:break-before="auto" style:column-width="203.52mm"/>
    </style:style>
    <style:style style:name="co3" style:family="table-column">
      <style:table-column-properties fo:break-before="auto" style:column-width="180.85mm"/>
    </style:style>
    <style:style style:name="co4" style:family="table-column">
      <style:table-column-properties fo:break-before="auto" style:column-width="150.71mm"/>
    </style:style>
    <style:style style:name="co5" style:family="table-column">
      <style:table-column-properties fo:break-before="auto" style:column-width="108.14mm"/>
    </style:style>
    <style:style style:name="co6" style:family="table-column">
      <style:table-column-properties fo:break-before="auto" style:column-width="91.83mm"/>
    </style:style>
    <style:style style:name="co7" style:family="table-column">
      <style:table-column-properties fo:break-before="auto" style:column-width="30.59mm"/>
    </style:style>
    <style:style style:name="ro1" style:family="table-row">
      <style:table-row-properties style:row-height="18.63mm" fo:break-before="auto" style:use-optimal-row-height="false"/>
    </style:style>
    <style:style style:name="ro2" style:family="table-row">
      <style:table-row-properties style:row-height="27.38mm" fo:break-before="auto" style:use-optimal-row-height="false"/>
    </style:style>
    <style:style style:name="ro3" style:family="table-row">
      <style:table-row-properties style:row-height="14.53mm" fo:break-before="auto" style:use-optimal-row-height="false"/>
    </style:style>
    <style:style style:name="ro4" style:family="table-row">
      <style:table-row-properties style:row-height="31.57mm" fo:break-before="auto" style:use-optimal-row-height="false"/>
    </style:style>
    <style:style style:name="ro5" style:family="table-row">
      <style:table-row-properties style:row-height="40.01mm" fo:break-before="auto" style:use-optimal-row-height="false"/>
    </style:style>
    <style:style style:name="ro6" style:family="table-row">
      <style:table-row-properties style:row-height="23.16mm" fo:break-before="auto" style:use-optimal-row-height="false"/>
    </style:style>
    <style:style style:name="ro7" style:family="table-row">
      <style:table-row-properties style:row-height="52.63mm" fo:break-before="auto" style:use-optimal-row-height="false"/>
    </style:style>
    <style:style style:name="ro8" style:family="table-row">
      <style:table-row-properties style:row-height="44.22mm" fo:break-before="auto" style:use-optimal-row-height="false"/>
    </style:style>
    <style:style style:name="ro9" style:family="table-row">
      <style:table-row-properties style:row-height="35.79mm" fo:break-before="auto" style:use-optimal-row-height="false"/>
    </style:style>
    <style:style style:name="ro10" style:family="table-row">
      <style:table-row-properties style:row-height="65.28mm" fo:break-before="auto" style:use-optimal-row-height="false"/>
    </style:style>
    <style:style style:name="ro11" style:family="table-row">
      <style:table-row-properties style:row-height="56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fo:font-weight="bold" style:font-size-asian="20pt" style:font-weight-asian="bold" style:font-size-complex="20pt" style:font-weight-complex="bold" style:font-relief="embosse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10pt" fo:font-weight="bold" style:font-size-asian="10pt" style:font-weight-asian="bold" style:font-size-complex="10pt" style:font-weight-complex="bold" style:font-relief="embossed"/>
    </style:style>
    <style:style style:name="ce3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ff3333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size-asian="8pt" style:font-size-complex="8pt" fo:color="#ff3333"/>
    </style:style>
    <style:style style:name="T5" style:family="text">
      <style:text-properties fo:font-style="italic" style:font-style-asian="italic" style:font-style-complex="italic" fo:color="#666666"/>
    </style:style>
    <style:style style:name="T6" style:family="text">
      <style:text-properties fo:font-style="normal" style:font-style-asian="normal" style:font-style-complex="normal" fo:color="#000000"/>
    </style:style>
    <style:style style:name="T7" style:family="text">
      <style:text-properties fo:color="#666666" fo:font-style="italic" style:font-style-asian="italic" style:font-style-complex="italic"/>
    </style:style>
    <style:style style:name="T8" style:family="text">
      <style:text-properties fo:font-size="7pt" style:font-size-asian="7pt" style:font-size-complex="7pt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★ ORION ★</text:p>
          </table:table-cell>
          <table:table-cell table:style-name="ce6" office:value-type="string" calcext:value-type="string">
            <text:p>Version : 1.04</text:p>
          </table:table-cell>
          <table:table-cell table:style-name="ce6" office:value-type="string" calcext:value-type="string">
            <text:p>Orion™</text:p>
          </table:table-cell>
          <table:table-cell table:style-name="ce6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6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6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6" table:number-columns-repeated="1018"/>
        </table:table-row>
        <table:table-row table:style-name="ro2">
          <table:table-cell table:style-name="ce2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6" table:number-columns-repeated="1023"/>
        </table:table-row>
        <table:table-row table:style-name="ro3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SCRIPTIONS</text:p>
          </table:table-cell>
          <table:table-cell table:style-name="ce4" office:value-type="string" calcext:value-type="string">
            <text:p>EXAMPLES</text:p>
          </table:table-cell>
          <table:table-cell table:style-name="ce8" office:value-type="string" calcext:value-type="string">
            <text:p>NOTES</text:p>
          </table:table-cell>
          <table:table-cell table:style-name="ce4" table:number-columns-repeated="1020"/>
        </table:table-row>
        <table:table-row table:style-name="ro4">
          <table:table-cell office:value-type="string" calcext:value-type="string">
            <text:p>Hotsauce On Hit</text:p>
            <text:p/>
            <text:p>''hotsauce on hit''</text:p>
          </table:table-cell>
          <table:table-cell office:value-type="string" calcext:value-type="string">
            <text:p>On Hit : Applies Hotsauce on the victim for 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on hit''    ''5 7''</text:p>
            <text:p/>
            <text:p>On Hit : Applies Milk, Jarate and make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otsauce On Crit</text:p>
            <text:p/>
            <text:p>''hotsauce on 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tun On Hit</text:p>
            <text:p/>
            <text:p>''stun on hit''</text:p>
          </table:table-cell>
          <table:table-cell office:value-type="string" calcext:value-type="string">
            <text:p>On Hit : Stuns the victim for 'x' seconds.</text:p>
            <text:p>You can disable the stunlock, if it is,</text:p>
            <text:p>The victim cannot be stunned for double the duration amount.</text:p>
            <text:p/>
            <text:p>1) Duration</text:p>
            <text:p>2) Disable stunlock</text:p>
            <text:p>[ 0 = NO | 1 = YES ]</text:p>
          </table:table-cell>
          <table:table-cell office:value-type="string" calcext:value-type="string">
            <text:p>''stun on hit''    ''1 1''</text:p>
            <text:p/>
            <text:p>On Hit : Stuns the victim for 1 second.</text:p>
            <text:p>Stunlock disabled ; the victim cannot be stunned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un On Crit</text:p>
            <text:p/>
            <text:p>''stun on hitcrit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Enemy Health To Damage</text:p>
            <text:p/>
            <text:p>''enemy hp to dmg''</text:p>
          </table:table-cell>
          <table:table-cell office:value-type="string" calcext:value-type="string">
            <text:p>Does bonus damage based on the enemy current health.</text:p>
            <text:p/>
            <text:p>1) Multiplier</text:p>
          </table:table-cell>
          <table:table-cell office:value-type="string" calcext:value-type="string">
            <text:p>''enemy hp to dmg''    ''0.25''</text:p>
            <text:p/>
            <text:p>25 % of the enemy's current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lth To Damage</text:p>
            <text:p/>
            <text:p>''hp to dmg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ximum Enemy Health To Damage</text:p>
            <text:p/>
            <text:p>''max enemy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ximum Health To Damage</text:p>
            <text:p/>
            <text:p>''max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lth Lifesteal</text:p>
            <text:p/>
            <text:p>''health lifesteal''</text:p>
          </table:table-cell>
          <table:table-cell office:value-type="string" calcext:value-type="string">
            <text:p>Heals you based on your current health.</text:p>
            <text:p>Can modify your overheal.</text:p>
            <text:p/>
            <text:p>1) Multiplier</text:p>
            <text:p>2) Overheal</text:p>
          </table:table-cell>
          <table:table-cell office:value-type="string" calcext:value-type="string">
            <text:p>''health lifesteal''    ''0.2 1''</text:p>
            <text:p/>
            <text:p>20 % of your current health is converted as health.</text:p>
            <text:p>Overheal unchanged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nemy Health Lifesteal</text:p>
            <text:p/>
            <text:p>''enemy health lifesteal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ain Übercharge On Hit</text:p>
            <text:p/>
            <text:p>''drain uber''</text:p>
          </table:table-cell>
          <table:table-cell office:value-type="string" calcext:value-type="string">
            <text:p>On Hit : Drains the enemy medic's Übercharge.</text:p>
            <text:p>Drained Übercharged is given to you.</text:p>
            <text:p/>
            <text:p>1) Amount</text:p>
          </table:table-cell>
          <table:table-cell office:value-type="string" calcext:value-type="string">
            <text:p>''drain uber''    ''15''</text:p>
            <text:p/>
            <text:p>On Hit : Drains 15 % Übercharge from the enemy medic.</text:p>
          </table:table-cell>
          <table:table-cell office:value-type="string" calcext:value-type="string">
            <text:p>Cannot drain more than the enemy medic has.</text:p>
            <text:p>Cannot drain more than what you need to fill your Übercharg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rain Übercharge On Crit</text:p>
            <text:p/>
            <text:p>''drain uber 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ssing Enemy Health To Damage</text:p>
            <text:p/>
            <text:p>''missing enemy hp to dmg''</text:p>
          </table:table-cell>
          <table:table-cell office:value-type="string" calcext:value-type="string">
            <text:p>Does bonus damage based on the enemy missing health.</text:p>
            <text:p/>
            <text:p>1) Multiplier</text:p>
          </table:table-cell>
          <table:table-cell office:value-type="string" calcext:value-type="string">
            <text:p>''missing enemy hp to dmg''    ''0.1''</text:p>
            <text:p/>
            <text:p>10 % of the enemy missing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Enemy Health To Damage FLAMETHROWER</text:p>
            <text:p/>
            <text:p>''missing enemy hp to dmg FLAMETHROWER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Doesn't add damage but rather sets the damage to the multiplied resul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Health To Damage</text:p>
            <text:p/>
            <text:p>''missing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^ Above this one. ^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Done Is Selfhurt</text:p>
            <text:p/>
            <text:p>''dmg done is selfhurt''</text:p>
          </table:table-cell>
          <table:table-cell office:value-type="string" calcext:value-type="string">
            <text:p>Damage done are dealt back to you.</text:p>
            <text:p/>
            <text:p>1) Multiplier</text:p>
          </table:table-cell>
          <table:table-cell office:value-type="string" calcext:value-type="string">
            <text:p>''dmg done is selfhurt''    ''0.5''</text:p>
            <text:p/>
            <text:p>50 % of damage done is also dealt to you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mage Bonus If Health Is Higher Than Threshold</text:p>
            <text:p/>
            <text:p>''dmg bonus if health higher than threshold''</text:p>
          </table:table-cell>
          <table:table-cell office:value-type="string" calcext:value-type="string">
            <text:p>Does bonus damage if your health is higher than the health threshold.</text:p>
            <text:p/>
            <text:p>1) Multiplier</text:p>
            <text:p>2) Threshold</text:p>
          </table:table-cell>
          <table:table-cell office:value-type="string" calcext:value-type="string">
            <text:p>''dmg bonus if health higher than threshold''    ''1.5 0.5''</text:p>
            <text:p/>
            <text:p>Does +50 % bonus damage if your health is higher than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Health Is Lower Than Threshold</text:p>
            <text:p/>
            <text:p>''dmg bonus if health low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Enemy Health Is Higher Than Threshold</text:p>
            <text:p/>
            <text:p>''dmg bonus if enemy health high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Enemy Health Is Lower Than Threshold</text:p>
            <text:p/>
            <text:p>''dmg bonus if enemy health low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ackstab Damage Modifier With A Stun</text:p>
            <text:p/>
            <text:p>''backstab damage modifier sub stun''</text:p>
          </table:table-cell>
          <table:table-cell office:value-type="string" calcext:value-type="string">
            <text:p>Modifies backstab damage and grants a special stun if enabled.</text:p>
            <text:p>The stun can prevent suicides and can be decreased for every backstab done.</text:p>
            <text:p/>
            <text:p>1) Multiplier</text:p>
            <text:p>2) Duration</text:p>
            <text:p>3) Security</text:p>
            <text:p>4) Block Suicide</text:p>
            <text:p>5) Disable Stunlock</text:p>
            <text:p>[ 0 = NO | 1 = YES ]<text:span text:style-name="T3"> </text:span><text:span text:style-name="T4">(3, 4, 5)</text:span></text:p>
          </table:table-cell>
          <table:table-cell office:value-type="string" calcext:value-type="string">
            <text:p>''backstab damage modifier sub stun''    ''0.1 0 0 0 0''</text:p>
            <text:p/>
            <text:p>Decreases backstab damage by -90 %<text:span text:style-name="T7"> and doesn't stun.</text:span></text:p>
            <text:p/>
            <text:p/>
            <text:p/>
            <text:p>''backstab damage modifier sub stun''    ''0.25 12 0 1 1''</text:p>
            <text:p/>
            <text:p>Decreases backstab damage by -75 %, stuns for 12 seconds and prevent</text:p>
            <text:p>Suicides.</text:p>
          </table:table-cell>
          <table:table-cell office:value-type="string" calcext:value-type="string">
            <text:p>The security divides the duration of the stun by 2 until it goes below 10 seconds.</text:p>
            <text:p/>
            <text:p>Eg : 15 s &gt; 10 s = BAD.</text:p>
            <text:p>15 / 2 = 7.5</text:p>
            <text:p/>
            <text:p>7.5 s &lt; 10 s = GOO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Self Upon Attacking</text:p>
            <text:p/>
            <text:p>''damage self''</text:p>
          </table:table-cell>
          <table:table-cell office:value-type="string" calcext:value-type="string">
            <text:p>Upon Attacking : Hurts you for 'x' damage.</text:p>
            <text:p/>
            <text:p>1) Amount</text:p>
          </table:table-cell>
          <table:table-cell office:value-type="string" calcext:value-type="string">
            <text:p>''damage self''    ''50''</text:p>
            <text:p/>
            <text:p>Upon Attacking : Hurts you for 50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ombo</text:p>
            <text:p/>
            <text:p>''combo''</text:p>
          </table:table-cell>
          <table:table-cell office:value-type="string" calcext:value-type="string">
            <text:p>COMBO, Upon reaching the required amount of hit, the final hit will have its damage increased.</text:p>
            <text:p>It can also be a guaranteed critical hit.</text:p>
            <text:p/>
            <text:p>1) Amount</text:p>
            <text:p>2) Hits</text:p>
            <text:p>3) Critical Hit</text:p>
            <text:p>[ 0 = NO | 1 = YES ]</text:p>
          </table:table-cell>
          <table:table-cell office:value-type="string" calcext:value-type="string">
            <text:p>''combo''    ''125 3 1''</text:p>
            <text:p/>
            <text:p>Upon attacking an enemy 3 times, the third hit will have its damage increased</text:p>
            <text:p>By +125 and will also be a guaranteed critical hit.</text:p>
          </table:table-cell>
          <table:table-cell office:value-type="string" calcext:value-type="string">
            <text:p>No delay.</text:p>
            <text:p>No need to hit the same enemy over and over again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ance To Oneshot</text:p>
            <text:p/>
            <text:p>''chance to oneshot''</text:p>
          </table:table-cell>
          <table:table-cell office:value-type="string" calcext:value-type="string">
            <text:p>Has a chance to oneshot the victim.</text:p>
            <text:p/>
            <text:p>1) Chance</text:p>
          </table:table-cell>
          <table:table-cell office:value-type="string" calcext:value-type="string">
            <text:p>''chance to oneshot''    ''0.1''</text:p>
            <text:p/>
            <text:p>Has 10 % chance to oneshot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nce To Ignite</text:p>
            <text:p/>
            <text:p>''chance to ignite''</text:p>
          </table:table-cell>
          <table:table-cell office:value-type="string" calcext:value-type="string">
            <text:p>Has a chance to ignite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ignite''    ''0.5 5''</text:p>
            <text:p/>
            <text:p>Has 50 % chance to ignite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vement Speed To Damage</text:p>
            <text:p/>
            <text:p>''movespeed to dmg''</text:p>
          </table:table-cell>
          <table:table-cell office:value-type="string" calcext:value-type="string">
            <text:p>Deals bonus damage based on your current movement speed.</text:p>
            <text:p/>
            <text:p>1) Multiplier</text:p>
          </table:table-cell>
          <table:table-cell office:value-type="string" calcext:value-type="string">
            <text:p>''movespeed to dmg''    ''0.2''</text:p>
            <text:p/>
            <text:p>20 % of your current movement speed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amage Taken Damage Nearby Enemies On Death</text:p>
            <text:p/>
            <text:p>''dmg taken dmg nearby enemies on death''</text:p>
          </table:table-cell>
          <table:table-cell office:value-type="string" calcext:value-type="string">
            <text:p>On Hurt : Charges the ''Damage Charge''.</text:p>
            <text:p>On Death : Releases all damage in the ''Damage Charge'' in a 'x' radius.</text:p>
            <text:p/>
            <text:p>1) Multiplier</text:p>
            <text:p>2) Radius</text:p>
            <text:p>3) Passive Or Active</text:p>
            <text:p>4) Block Backstab</text:p>
            <text:p>[ 0 = NO | 1 = YES ]<text:span text:style-name="T3"> </text:span><text:span text:style-name="T4">(3, 4)</text:span></text:p>
          </table:table-cell>
          <table:table-cell office:value-type="string" calcext:value-type="string">
            <text:p>''dmg taken dmg nearby enemies on death''    ''0.05 1000 0 1''</text:p>
            <text:p/>
            <text:p>On Hurt : 5 % of damage taken charges the ''Damage Charge''.</text:p>
            <text:p>On Death : Releases all damage in the ''Damage Charge'' in a 1000 radius.</text:p>
            <text:p>Backstab damage aren't counted i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etal Drain</text:p>
            <text:p/>
            <text:p>''metal drain''</text:p>
          </table:table-cell>
          <table:table-cell office:value-type="string" calcext:value-type="string">
            <text:p>Drains 'x' metal every 'x' seconds.</text:p>
            <text:p/>
            <text:p>1) Amount</text:p>
            <text:p>2) Interval</text:p>
            <text:p>3) Passive Or Active</text:p>
            <text:p>[ 0 = PASSIVE | 1 = ACTIVE ]</text:p>
          </table:table-cell>
          <table:table-cell office:value-type="string" calcext:value-type="string">
            <text:p>''metal drain''    ''-25 3 1''</text:p>
            <text:p/>
            <text:p>While Active : Drains -25 metals every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tal To Damage</text:p>
            <text:p/>
            <text:p>''metal to dmg''</text:p>
          </table:table-cell>
          <table:table-cell office:value-type="string" calcext:value-type="string">
            <text:p>Deals bonus damage based on your metal.</text:p>
            <text:p/>
            <text:p>1) Multiplier</text:p>
          </table:table-cell>
          <table:table-cell office:value-type="string" calcext:value-type="string">
            <text:p>''metal to dmg''    ''0.5''</text:p>
            <text:p/>
            <text:p>50 % of your metal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tal Per Shot</text:p>
            <text:p/>
            <text:p>''metal per shot''</text:p>
          </table:table-cell>
          <table:table-cell office:value-type="string" calcext:value-type="string">
            <text:p>Upon Attacking : Removes 'x' metals.</text:p>
            <text:p/>
            <text:p>1) Amount</text:p>
          </table:table-cell>
          <table:table-cell office:value-type="string" calcext:value-type="string">
            <text:p>''metal per shot''    ''-50''</text:p>
            <text:p/>
            <text:p>Upon Attacking : Removes -50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al On Hit</text:p>
            <text:p/>
            <text:p>''metal on hit''</text:p>
            <text:p/>
          </table:table-cell>
          <table:table-cell office:value-type="string" calcext:value-type="string">
            <text:p>On Hit : Adds 'x' metals.</text:p>
            <text:p/>
            <text:p>1) Amount</text:p>
          </table:table-cell>
          <table:table-cell office:value-type="string" calcext:value-type="string">
            <text:p>''metal on hit''    ''25''</text:p>
            <text:p/>
            <text:p>On Hit : Adds 25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etal On Hit Damage</text:p>
            <text:p/>
            <text:p>''metal on hit damage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Works the same but, it's based on damage dealt instead.</text:p>
            <text:p>It's also a multplier, not a set amount.</text:p>
            <text:p/>
            <text:p><text:span text:style-name="T8">Am I lazy ? Yes, of course I am.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When Metal Runs Out</text:p>
            <text:p/>
            <text:p>''dmg when metal runs out''</text:p>
          </table:table-cell>
          <table:table-cell office:value-type="string" calcext:value-type="string">
            <text:p>Deals bonus damage when you run out of metal.</text:p>
            <text:p/>
            <text:p>1) Multiplier</text:p>
          </table:table-cell>
          <table:table-cell office:value-type="string" calcext:value-type="string">
            <text:p>''dmg when metal runs out''    ''2''</text:p>
            <text:p/>
            <text:p>Deals +100 % damage bonus when you run out of metal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Kill Will Gib</text:p>
            <text:p/>
            <text:p>''kill will gib''</text:p>
          </table:table-cell>
          <table:table-cell table:style-name="ce7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awn Skeleton On Kill</text:p>
            <text:p/>
            <text:p>''spawn skeleton on kill''</text:p>
          </table:table-cell>
          <table:table-cell office:value-type="string" calcext:value-type="string">
            <text:p>On Kill : Spawns a skeleton at the victim death location.</text:p>
            <text:p>Has a chance to spawn a Boss instead.</text:p>
            <text:p/>
            <text:p>1) Duration</text:p>
            <text:p>2) Boss</text:p>
            <text:p>[ 0 = NO BOSS | 1 = HHH | 2 = SKELETON KING | 3 = MONOCULUS ]</text:p>
            <text:p>3) Boss Chance</text:p>
          </table:table-cell>
          <table:table-cell office:value-type="string" calcext:value-type="string">
            <text:p>''spawn skeleton on kill''    ''5 2 0.1''</text:p>
            <text:p/>
            <text:p>On Kill : Spawns a skeleton at the victim death location.</text:p>
            <text:p>Has 10 % chance to spawn a Skeleton King instead.</text:p>
          </table:table-cell>
          <table:table-cell office:value-type="string" calcext:value-type="string">
            <text:p>Monoculus can only be spawned if the victim was a DEMOMAN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erserker Near Death</text:p>
            <text:p/>
            <text:p>''berserker near death''</text:p>
          </table:table-cell>
          <table:table-cell office:value-type="string" calcext:value-type="string">
            <text:p>When your health goes below the health threshold, you'll become Übercharged,</text:p>
            <text:p>gain 100 % Critical Hit and a speed boost for 'x' seconds.</text:p>
            <text:p>At the end of the duration, you will die.</text:p>
            <text:p>You won't die if your health goes above 150 % of your max health or if you touch a ressuply.</text:p>
            <text:p/>
            <text:p>1) Threshold</text:p>
            <text:p>2) Duration</text:p>
          </table:table-cell>
          <table:table-cell office:value-type="string" calcext:value-type="string">
            <text:p>''berserker near death''    ''0.25 10''</text:p>
            <text:p/>
            <text:p>When your health goes below 25 % health, you'll become Übercharged,</text:p>
            <text:p>Gain 100 % Critical Hit and a speed boost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ow Berserker Near Death</text:p>
            <text:p/>
            <text:p>''low berserker near death''</text:p>
            <text:p/>
            <text:p><text:span text:style-name="T2">[ SAME AS ABOVE ]</text:span></text:p>
          </table:table-cell>
          <table:table-cell office:value-type="string" calcext:value-type="string">
            <text:p><text:span text:style-name="T2">Mini-crits, +35 % damage resistance, 35 % lifesteal and speed boost.</text:span></text:p>
            <text:p><text:span text:style-name="T2"/></text:p>
            <text:p><text:span text:style-name="T2">3) Kill</text:span></text:p>
            <text:p><text:span text:style-name="T2">[ 0 = NO | 1 = YES ]</text:span></text:p>
          </table:table-cell>
          <table:table-cell office:value-type="string" calcext:value-type="string">
            <text:p><text:span text:style-name="T2">''low berserker near death''    ''0.25 10 0''</text:span></text:p>
            <text:p><text:span text:style-name="T2"/></text:p>
            <text:p><text:span text:style-name="T2">Won't die.</text:span></text:p>
          </table:table-cell>
          <table:table-cell office:value-type="string" calcext:value-type="string">
            <text:p>Basically, the same as above with another value and different buffs.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Psycho Rampage</text:p>
            <text:p/>
            <text:p>''psycho rampage''</text:p>
          </table:table-cell>
          <table:table-cell office:value-type="string" calcext:value-type="string">
            <text:p>On Hit : Damages charge the ''Psycho Rampage'' charge.</text:p>
            <text:p>Upon activating the Psycho Rampage, you'll gain damage resistance bonus, damage bonus and health regen.</text:p>
            <text:p/>
            <text:p>1) Damage Resistance</text:p>
            <text:p>2) Damage Bonus</text:p>
            <text:p>3) Duration</text:p>
            <text:p>4) Health Regen</text:p>
            <text:p>[ 0 = Instantly refill 100 % health ]</text:p>
            <text:p>5) Melee</text:p>
            <text:p>[ 0 = NO | 1 = YES ]</text:p>
          </table:table-cell>
          <table:table-cell office:value-type="string" calcext:value-type="string">
            <text:p>''psycho rampage''    ''0.5 2 25 1 1''</text:p>
            <text:p/>
            <text:p>Taunt OR Alt-Fire to Activate.</text:p>
            <text:p>Grants +50 % damage resistance bonus, +100 % damage bonus, health regen</text:p>
            <text:p>And strip to melee for 25 seconds.</text:p>
          </table:table-cell>
          <table:table-cell office:value-type="string" calcext:value-type="string">
            <text:p>To charge the ''Psycho Rampage'' charge, you need to do damage.</text:p>
            <text:p>The amount of charge added to it is based on your health.</text:p>
            <text:p/>
            <text:p>HEALTH    |    DAMAGE</text:p>
            <text:p>100 %        |           20 %</text:p>
            <text:p>80 %          |           60 %</text:p>
            <text:p>60 %          |          100 %</text:p>
            <text:p>40 %          |          140 %</text:p>
            <text:p>20 %          |          180 %</text:p>
            <text:p>1 %            |          218 %</text:p>
            <text:p/>
            <text:p>The health regen is based on your missing health.</text:p>
            <text:p>The more health you have, the less regen, and vice versa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Heat Increases Fire Rate</text:p>
            <text:p/>
            <text:p>''heat increases fire rate''</text:p>
          </table:table-cell>
          <table:table-cell office:value-type="string" calcext:value-type="string">
            <text:p>Upon Attacking : Increases the weapon fire rate by 'x' % every 'x' seconds.</text:p>
            <text:p><text:span text:style-name="T5">(also work when the minigun is spun up)</text:span></text:p>
            <text:p><text:span text:style-name="T6"/></text:p>
            <text:p><text:span text:style-name="T6">1) Interval</text:span></text:p>
            <text:p><text:span text:style-name="T6">2) Amount</text:span></text:p>
            <text:p><text:span text:style-name="T6">3) Maximum</text:span></text:p>
            <text:p><text:span text:style-name="T6">4) OLD ATTACK SPEED</text:span></text:p>
          </table:table-cell>
          <table:table-cell office:value-type="string" calcext:value-type="string">
            <text:p>''heat increases fire rate''    ''0.5 0.05 20 1''</text:p>
            <text:p/>
            <text:p>Upon Attacking : Increases the weapon fire rate by 5 % every 0.5 second up to a maximum 100 %.</text:p>
            <text:p/>
          </table:table-cell>
          <table:table-cell office:value-type="string" calcext:value-type="string">
            <text:p>Reloading or not having ammo resets the attack spee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move Bleeding</text:p>
            <text:p/>
            <text:p>''remove bleeding''</text:p>
          </table:table-cell>
          <table:table-cell table:style-name="ce7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Übercharge On Hit</text:p>
            <text:p/>
            <text:p>''uber on hit''</text:p>
            <text:p><text:span text:style-name="T2"/></text:p>
            <text:p><text:span text:style-name="T2">[ WORKS EXACTLY LIKE ''add uber charge on hit'',</text:span></text:p>
            <text:p><text:span text:style-name="T2">BUT, THIS ONE DOESN'T GO BELOW 0 %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Taken While Invisible</text:p>
            <text:p/>
            <text:p>''dmg taken while invis''</text:p>
          </table:table-cell>
          <table:table-cell office:value-type="string" calcext:value-type="string">
            <text:p>While Invisible : (In)Decreases damage taken by 'x' %.</text:p>
            <text:p/>
            <text:p>1) Multiplier</text:p>
          </table:table-cell>
          <table:table-cell office:value-type="string" calcext:value-type="string">
            <text:p>''dmg taken while invis''    ''0.1''</text:p>
            <text:p/>
            <text:p>While Invisible : Decreased damage taken by -9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Homing Projectiles</text:p>
            <text:p/>
            <text:p>''homproj''</text:p>
          </table:table-cell>
          <table:table-cell office:value-type="string" calcext:value-type="string">
            <text:p>Allows certains projectiles to be homing, making them following your enemies.</text:p>
            <text:p>Projectiles only aim enemies in their detection radius.</text:p>
            <text:p>There is mode for specific type of homing.</text:p>
            <text:p>And there is also a SOFT and OP homing.</text:p>
            <text:p/>
            <text:p>1) Radius</text:p>
            <text:p>2) Mode</text:p>
            <text:p>[ 0 = NORMAL | 1 = HEATSEEKING | 2 = AIRBORNE | 3 = WATER | 4 = 1+3 | 5 = 2+3 ]</text:p>
            <text:p>3) Type</text:p>
            <text:p>[ 0 = SOFT | 1 = OP ]</text:p>
          </table:table-cell>
          <table:table-cell office:value-type="string" calcext:value-type="string">
            <text:p>''homproj''    ''750 0 0''</text:p>
            <text:p/>
            <text:p>Only detects enemies in a 750 radius around the projectile.</text:p>
            <text:p>Acts as a normal homing and uses the SOFT homing type.</text:p>
            <text:p/>
            <text:p/>
            <text:p/>
            <text:p>''homproj''    ''250 2 1''</text:p>
            <text:p/>
            <text:p>Only detects enemies in a 250 radius around the projectile.</text:p>
            <text:p>Only follows airborne targets and uses the OP homing type.</text:p>
          </table:table-cell>
          <table:table-cell office:value-type="string" calcext:value-type="string">
            <text:p>Heatseeking only follows burning players.</text:p>
            <text:p>Airborne only follows airborne players.</text:p>
            <text:p>Water only follows players under water.</text:p>
            <text:p/>
            <text:p>SOFT = Can miss, turn in an arc form.</text:p>
            <text:p>OP = Cannot miss, instantly turns to the player position.</text:p>
            <text:p/>
            <text:p>Cannot dodge walls or obstacles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ragmentation Grenade</text:p>
            <text:p/>
            <text:p>''frag grenade attr''</text:p>
          </table:table-cell>
          <table:table-cell office:value-type="string" calcext:value-type="string">
            <text:p>Upon Exploding : Releases 'x' mini-grenades which each deal 'x' damage in a 'x' radius.</text:p>
            <text:p>Can be set to only explode on surface.</text:p>
            <text:p/>
            <text:p>1) Amount</text:p>
            <text:p>2) Damage</text:p>
            <text:p>3) Radius</text:p>
            <text:p>4) Mode</text:p>
            <text:p>[ 0 = ANYWHERE | 1 = ON SURFACE | 2 = ROCKET ONLY ]</text:p>
          </table:table-cell>
          <table:table-cell office:value-type="string" calcext:value-type="string">
            <text:p>''frag grenade attr''    ''5 50 200 0''</text:p>
            <text:p/>
            <text:p>Upon Exploding : Releases 5 mini-grenades which each deal 50 damage in a 200 radius.</text:p>
            <text:p>Can be released anywher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ite At Close Range</text:p>
            <text:p/>
            <text:p>''ignite at CLOSE RANGE''</text:p>
          </table:table-cell>
          <table:table-cell office:value-type="string" calcext:value-type="string">
            <text:p>While In Range : Ignite the player for 'x' seconds.</text:p>
            <text:p/>
            <text:p>1) Duration</text:p>
            <text:p>2) Range</text:p>
          </table:table-cell>
          <table:table-cell office:value-type="string" calcext:value-type="string">
            <text:p>''ignite at CLOSE RANGE''    ''400 3''</text:p>
            <text:p/>
            <text:p>While In 400 Range : Ignites the victim for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20:00:00.089000000</meta:creation-date>
    <dc:date>2016-06-15T22:01:44.973000000</dc:date>
    <meta:editing-duration>PT7M</meta:editing-duration>
    <meta:editing-cycles>1</meta:editing-cycles>
    <meta:document-statistic meta:table-count="1" meta:cell-count="191" meta:object-count="0"/>
    <meta:generator>LibreOffice/4.4.5.2$Windows_x86 LibreOffice_project/a22f674fd25a3b6f45bdebf25400ed2adff0ff99</meta:generator>
  </office:meta>
</office:document-meta>
</file>